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5.26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135.01pt"/>
    </style:style>
    <style:style style:name="co4" style:family="table-column">
      <style:table-column-properties fo:break-before="auto" style:column-width="169.5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11.9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0.01pt"/>
    </style:style>
    <style:style style:name="co11" style:family="table-column">
      <style:table-column-properties fo:break-before="auto" style:column-width="68.26pt"/>
    </style:style>
    <style:style style:name="co12" style:family="table-column">
      <style:table-column-properties fo:break-before="auto" style:column-width="16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122.26pt"/>
    </style:style>
    <style:style style:name="co15" style:family="table-column">
      <style:table-column-properties fo:break-before="auto" style:column-width="183.74pt"/>
    </style:style>
    <style:style style:name="co16" style:family="table-column">
      <style:table-column-properties fo:break-before="auto" style:column-width="21pt"/>
    </style:style>
    <style:style style:name="co17" style:family="table-column">
      <style:table-column-properties fo:break-before="auto" style:column-width="96.75pt"/>
    </style:style>
    <style:style style:name="co18" style:family="table-column">
      <style:table-column-properties fo:break-before="auto" style:column-width="137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Burn Effect</text:p>
          </table:table-cell>
          <table:table-cell table:style-name="ce6"/>
          <table:table-cell table:style-name="ce2" table:number-columns-repeated="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/>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Leg Swings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7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5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 table:visibility="collapse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 table:visibility="collapse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6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Set 5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/>Accessory</text:p>
          </table:table-cell>
          <table:table-cell table:style-name="ce2" table:number-columns-repeated="2"/>
          <table:table-cell table:style-name="ce2" office:value-type="string" calcext:value-type="string">
            <text:p>Breathing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One Leg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ck 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Knee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2" table:style-name="ta2"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+ 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Hakenlauf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Stand MAX: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oordi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2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Snatch Combination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Snatch Pull &amp; Power Snatch &amp; Snatch &amp; OV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string" calcext:value-type="string">
            <text:p>Pull , extend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string" calcext:value-type="string">
            <text:p>power snatch , shrugg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string" calcext:value-type="string">
            <text:p>snatch, aggressiv under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string" calcext:value-type="string">
            <text:p>OVS, external rotation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/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natch Pull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string" calcext:value-type="string">
            <text:p>extend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string" calcext:value-type="string">
            <text:p>shrugg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string" calcext:value-type="string">
            <text:p>pull bar up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Press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bar x10</text:p>
          </table:table-cell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ip push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elbows just in front of bar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hest up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hrugg</text:p>
          </table:table-cell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3" table:style-name="ta2">
        <table:table-column table:style-name="co1" table:default-cell-style-name="ce5"/>
        <table:table-column table:style-name="co2" table:default-cell-style-name="ce5"/>
        <table:table-column table:style-name="co1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+ 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Hakenlauf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4" table:number-columns-repeated="3"/>
          <table:table-cell table:style-name="ce3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Stand MAX: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oordi</text:p>
          </table:table-cell>
          <table:table-cell table:style-name="ce2" table:number-columns-repeated="2"/>
          <table:table-cell table:style-name="ce18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2"/>
          <table:table-cell table:style-name="ce18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2"/>
          <table:table-cell table:style-name="ce18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Set4</text:p>
          </table:table-cell>
          <table:table-cell table:style-name="ce2" table:number-columns-repeated="2"/>
          <table:table-cell table:style-name="ce18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6" table:number-columns-repeated="3"/>
          <table:table-cell table:style-name="ce3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Clean Combination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19" office:value-type="string" calcext:value-type="string">
            <text:p>Clean Pull &amp; Power Clean &amp; Clean &amp; Jerk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string" calcext:value-type="string">
            <text:p>pull ext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string" calcext:value-type="string">
            <text:p>power shrugg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string" calcext:value-type="string">
            <text:p>clean aggresiv under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string" calcext:value-type="string">
            <text:p>jerk no bounce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string" calcext:value-type="string">
            <text:p>aggresiv hip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cksquat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Squat Jump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wrist straight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no elbow move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back tension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straight up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Line Accessory</text:p>
          </table:table-cell>
          <table:table-cell table:style-name="ce2" table:number-columns-repeated="2"/>
          <table:table-cell table:style-name="ce2" office:value-type="string" calcext:value-type="string">
            <text:p>Breathing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7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8"/>
          <table:table-cell table:style-name="ce2" table:number-columns-repeated="5"/>
          <table:table-cell table:style-name="ce1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4" table:style-name="ta2">
        <table:table-column table:style-name="co14" table:default-cell-style-name="ce5"/>
        <table:table-column table:style-name="co2" table:default-cell-style-name="ce5"/>
        <table:table-column table:style-name="co13" table:default-cell-style-name="ce5"/>
        <table:table-column table:style-name="co15" table:default-cell-style-name="ce5"/>
        <table:table-column table:style-name="co5" table:default-cell-style-name="ce5"/>
        <table:table-column table:style-name="co1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+ 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Hakenlauf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Stand MAX: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oordi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natch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no jump?</text:p>
          </table:table-cell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ext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hrug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hould tight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bar close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aggresiv under</text:p>
          </table:table-cell>
          <table:table-cell table:style-name="ce8"/>
          <table:table-cell table:style-name="ce2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G Deadlift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0" office:value-type="string" calcext:value-type="string">
            <text:p>low pull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string" calcext:value-type="string">
            <text:p>lat tight</text:p>
          </table:table-cell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string" calcext:value-type="string">
            <text:p>no hip rise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string" calcext:value-type="string">
            <text:p>aggressiv hip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Push Press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o bounce</text:p>
          </table:table-cell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knees out</text:p>
          </table:table-cell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8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5" table:style-name="ta2">
        <table:table-column table:style-name="co1" table:default-cell-style-name="ce5"/>
        <table:table-column table:style-name="co2" table:default-cell-style-name="ce5"/>
        <table:table-column table:style-name="co17" table:default-cell-style-name="ce5"/>
        <table:table-column table:style-name="co18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+ 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Hakenlauf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Stand MAX:</text:p>
          </table:table-cell>
          <table:table-cell table:style-name="ce23"/>
          <table:table-cell table:style-name="ce21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oordi</text:p>
          </table:table-cell>
          <table:table-cell table:style-name="ce2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lean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tight back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tay up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ggressiv hip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ggresiv under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hrugg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lean Pull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shrugg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ggressiv hip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2" office:value-type="string" calcext:value-type="string">
            <text:p>1 2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keep chest up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G Deficit Deadlift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string" calcext:value-type="string">
            <text:p>Lat + lower back tight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string" calcext:value-type="string">
            <text:p>Keep back angle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string" calcext:value-type="string">
            <text:p>use leg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6" table:style-name="ta2">
        <table:table-column table:style-name="co1" table:default-cell-style-name="ce5"/>
        <table:table-column table:style-name="co2" table:default-cell-style-name="ce5"/>
        <table:table-column table:style-name="co1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7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Date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Weight/Height</text:p>
          </table:table-cell>
          <table:table-cell table:style-name="ce2" office:value-type="string" calcext:value-type="string">
            <text:p>Task/Goal</text:p>
          </table:table-cell>
          <table:table-cell table:style-name="ce8" office:value-type="string" calcext:value-type="string">
            <text:p>RP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nee + Hip Opener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+ Stick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Band Arm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houlder/Wris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oot Warm up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x Weighted Bar</text:p>
          </table:table-cell>
          <table:table-cell table:style-name="ce2" table:number-columns-repeated="2"/>
          <table:table-cell table:style-name="ce2" office:value-type="string" calcext:value-type="string">
            <text:p>full line squat walk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1x Ball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Hakenlauf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Stand MAX: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Koordi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Front Squat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 office:value-type="string" calcext:value-type="string">
            <text:p>Squat Jump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upper back fix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string" calcext:value-type="string">
            <text:p>elbows up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ower from legs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slow down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Jerk</text:p>
          </table:table-cell>
          <table:table-cell table:style-name="ce2"/>
          <table:table-cell table:style-name="ce2" office:value-type="string" calcext:value-type="string">
            <text:p>WP Sets: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string" calcext:value-type="string">
            <text:p>hips high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string" calcext:value-type="string">
            <text:p>front foot inward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string" calcext:value-type="string">
            <text:p>back foot on toes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string" calcext:value-type="string">
            <text:p>bar straight up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et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9"/>
          <table:table-cell table:style-name="ce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Line Accessory</text:p>
          </table:table-cell>
          <table:table-cell table:style-name="ce2" table:number-columns-repeated="2"/>
          <table:table-cell table:style-name="ce2" office:value-type="string" calcext:value-type="string">
            <text:p>Breathing</text:p>
          </table:table-cell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 table:number-rows-repeated="2">
          <table:table-cell table:style-name="ce2" table:number-columns-repeated="4"/>
          <table:table-cell table:style-name="ce8"/>
          <table:table-cell table:style-name="ce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1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14pt" fo:margin-bottom="22.71pt" fo:margin-left="17.01pt" fo:margin-right="17.01pt" style:print-page-order="ttb" style:first-page-number="continue" style:scale-to="100%" style:print="charts drawings objects"/>
      <style:header-style>
        <style:header-footer-properties fo:min-height="0pt" fo:margin-left="0pt" fo:margin-right="0pt" fo:margin-bottom="0pt"/>
      </style:header-style>
      <style:footer-style>
        <style:header-footer-properties fo:min-height="31.21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windows</meta:initial-creator>
    <meta:creation-date>2017-11-30T14:57:40Z</meta:creation-date>
    <dc:date>2018-05-08T09:40:20.047086227</dc:date>
    <meta:print-date>2017-12-27T10:51:38Z</meta:print-date>
    <meta:editing-cycles>33</meta:editing-cycles>
    <meta:editing-duration>P1DT11H59M40S</meta:editing-duration>
    <meta:document-statistic meta:table-count="6" meta:cell-count="4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